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code">
      <style:text-properties style:font-name="Cambria" fo:font-size="12pt" style:font-size-asian="12pt" style:font-name-complex="Cambria" style:font-size-complex="12pt"/>
    </style:style>
    <style:style style:name="P5" style:family="paragraph" style:parent-style-name="code">
      <style:text-properties fo:font-weight="bold" style:font-weight-asian="bold"/>
    </style:style>
    <style:style style:name="P6" style:family="paragraph" style:parent-style-name="Standard">
      <style:paragraph-properties fo:margin-left="0.5in" fo:margin-right="0in" fo:text-indent="0in" style:auto-text-indent="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language-asian="zh" style:country-asian="CN"/>
    </style:style>
    <style:style style:name="P11" style:family="paragraph" style:parent-style-name="List_20_Paragraph" style:list-style-name="WW8Num3">
      <style:paragraph-properties fo:margin-left="0in" fo:margin-right="0in" fo:text-indent="0in" style:auto-text-indent="false"/>
    </style:style>
    <style:style style:name="P12" style:family="paragraph" style:parent-style-name="List_20_Paragraph" style:list-style-name="WW8Num4">
      <style:paragraph-properties fo:margin-left="0in" fo:margin-right="0in" fo:text-indent="0in" style:auto-text-indent="false"/>
    </style:style>
    <style:style style:name="P13" style:family="paragraph" style:parent-style-name="Heading" style:master-page-name="Standard">
      <style:paragraph-properties style:page-number="auto"/>
    </style:style>
    <style:style style:name="P14" style:family="paragraph" style:parent-style-name="Heading_20_2">
      <style:paragraph-properties fo:margin-left="0in" fo:margin-right="0in" fo:text-indent="0in" style:auto-text-indent="false"/>
    </style:style>
    <style:style style:name="P15" style:family="paragraph" style:parent-style-name="code">
      <style:text-properties style:language-asian="zh" style:country-asian="CN"/>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font-name-asian="SimSun"/>
    </style:style>
    <style:style style:name="T4" style:family="text">
      <style:text-properties style:font-name-asian="SimSun" style:language-asian="zh" style:country-asian="CN"/>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font-name="Cambria1" fo:font-size="12pt" fo:language="en" fo:country="US"/>
    </style:style>
    <style:style style:name="T8" style:family="text">
      <style:text-properties style:font-name="Cambria1" fo:font-size="12pt" fo:language="en" fo:country="US" fo:font-weight="bold" style:font-weight-asian="bold" style:font-weight-complex="bold"/>
    </style:style>
    <style:style style:name="T9" style:family="text">
      <style:text-properties style:language-asian="zh" style:country-asian="C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xCAT Statelite Cookbook</text:p>
      <text:p text:style-name="Standard"><text:span text:style-name="Internet_20_link"/></text:p>
      <text:p text:style-name="Standard"><text:date style:data-style-name="N37" text:date-value="2010-03-05T17:41:16.56">03/05/10</text:date>, <text:time style:data-style-name="N43" text:time-value="2010-02-12T14:39:23" text:fixed="true">02:39:23 PM</text:time></text:p>
      <text:h text:style-name="Heading_20_1" text:outline-level="1">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Disadvantages</text:p>
      <text:p text:style-name="Standard"><text:soft-page-break/>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Limitations</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Usage</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Lock Down main image</text:h>
      <text:p text:style-name="Standard"/>
      <text:p text:style-name="Standard">Any statelite image will need some files to be read/writable for individual nodes. <text:s/>But we encourage you to first lock down the main image. <text:s/>The image will be placed in /install/netboot/&lt;os&gt;/&lt;arch&gt;/&lt;profile&gt;/rootimg after running genimage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text:soft-page-break/>service nfs restart</text:p>
      <text:p text:style-name="Standard"/>
      <text:h text:style-name="Heading_20_2" text:outline-level="2">litefi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36537624" text:style-name="WW8Num3">
        <text:list-item>
          <text:p text:style-name="P11"><text:span text:style-name="T1">Blank or </text:span><text:span text:style-name="T5">tmpfs</text:span><text:span text:style-name="T1"> or </text:span><text:span text:style-name="T5">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1"><text:span text:style-name="T5">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1"><text:span text:style-name="T5">ro</text:span> – file <text:s/>will be read only. <text:s text:c="2"/>Generally this means that it will be linked to some place in the directory hierarchy specified in the litetree table. <text:s/>(Need more detail here??)</text:p>
        </text:list-item>
        <text:list-item>
          <text:p text:style-name="P11"><text:span text:style-name="T5">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11"><text:span text:style-name="T2">bind</text:span> - <text:span text:style-name="T7">instead of using symbolic links, “mount --bind” is used to mount the file to the root image, and the permission for the file will keep the same as the original one.</text:span></text:p>
        </text:list-item>
        <text:list-item>
          <text:p text:style-name="P11"><text:span text:style-name="T7"><text:s/></text:span><text:span text:style-name="T8">bind,persistent</text:span><text:span text:style-name="T7"> - the file will be persistent across reboots, and the file will be mounted wih “--bind” option. </text:span></text:p>
        </text:list-item>
      </text:list>
      <text:p text:style-name="Standard"/>
      <text:p text:style-name="P1">Sample Data for RedHat </text:p>
      <text:p text:style-name="Standard">Notice that all files are in tmpfs. <text:s/>This gives you an NFS root solution with no <text:soft-page-break/>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text:soft-page-break/>"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h text:style-name="Heading_20_2" text:outline-level="2">litetree</text:h>
      <text:p text:style-name="Standard"/>
      <text:p text:style-name="Standard">The litetree table controls where the initial content of the files in the litefile table come from.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text:soft-page-break/>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Determine where state will be held</text:h>
      <text:p text:style-name="Standard">You may want some files in the image to be stored permanently, to survive reboots. <text:s text:c="2"/>This is done by entering the information into the statelite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gpfs/state directory on the machine known as cnfs. <text:s/>This is true for all images, unless an image name is specified in the 2<text:span text:style-name="T6">nd</text:span> column.</text:p>
      <text:p text:style-name="Standard"/>
      <text:p text:style-name="Standard">When the node boots up, then the value of statemnt will be mounted to /.statelite/persistent. <text:s/>The code will then create the following subdirectory /.snapshot/persistent/&lt;nodename&gt;</text:p>
      <text:p text:style-name="Standard">This directory will be the root of the image for this node's persistent files.</text:p>
      <text:p text:style-name="Standard"/>
      <text:p text:style-name="Standard">To set the “statemnt” value, <text:s/>you can use variables in xCAT database, <text:s/>it follows the grammer in the “litetree” table, <text:s/>for example:</text:p>
      <text:p text:style-name="code">#node,image,statemnt,comments,disable</text:p>
      <text:p text:style-name="code">“hv32lpar05”,,”$noderes.nfsserver:/lite/state”,,</text:p>
      <text:p text:style-name="Standard"/>
      <text:p text:style-name="Standard"><text:span text:style-name="T2">Note</text:span>: <text:s/>Do not name your persistent storage directory after the node name, as this will be placed in the directory automatically. <text:s text:c="2"/>If you do, then a directory named /state/n01 will have its state tree inside /state/n01/n01. <text:s/></text:p>
      <text:h text:style-name="Heading_20_2" text:outline-level="2">Policy</text:h>
      <text:p text:style-name="Standard">Ensure policies are set up correctly. <text:s/>When a node boots up, it queries the xCAT <text:soft-page-break/>database to get the lite-files and the lite-tree. <text:s/>In order for this to work, the command must be set in the policy table to allow nodes to request it. <text:s/></text:p>
      <text:p text:style-name="Standard"/>
      <text:p text:style-name="code">chtab priority=4.7 policy.commands=litetree</text:p>
      <text:p text:style-name="code">chtab priority=4.8 policy.commands=litefile</text:p>
      <text:p text:style-name="Standard">This should happen automatically when xCAT is installed, but you may want to verify it if you experience problems booting.</text:p>
      <text:p text:style-name="Standard"/>
      <text:h text:style-name="Heading_20_2" text:outline-level="2">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9">/opt/xcat/share/xcat/netboot/sles/compute.sles11.pkglist</text:span> test1.pkglist</text:p>
      <text:p text:style-name="Standard"/>
      <text:p text:style-name="Standard">You can then add more packages to the test1.pkglist <text:span text:style-name="T9">by editing test1.pkglist</text:span>.</text:p>
      <text:h text:style-name="Heading_20_2" text:outline-level="2">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6545660" text:style-name="L1">
        <text:list-item>
          <text:p text:style-name="P7">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
      <text:list xml:id="list36535455" text:style-name="L2">
        <text:list-item>
          <text:p text:style-name="P8">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6">Note: if some of these RPMs will need write permissions to files on the node, add those files or directories into the “litefile” table. </text:p>
      <text:p text:style-name="Standard"/>
      <text:list xml:id="list36545533" text:style-name="L3">
        <text:list-item>
          <text:p text:style-name="P9">Create the .repolist file for your own repository. <text:s/>The file name is: <text:s/>&lt;PROFILE&gt;.&lt;OS&gt;.&lt;ARCH&gt;.repolist in the same directory as above. <text:s/>The file format is:</text:p>
        </text:list-item>
      </text:list>
      <text:p text:style-name="code"><text:soft-page-break/><text:tab/><text:tab/>Type|URL|name</text:p>
      <text:p text:style-name="Standard"/>
      <text:p text:style-name="P6">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Create Statelite Image</text:h>
      <text:p text:style-name="Standard">After all our tables are set up, it is time to create a base image. In this example, the operating system is RedHat 5.3, and we will name our image “test1”. <text:s/></text:p>
      <text:p text:style-name="P2"/>
      <text:p text:style-name="Standard">Run the genimage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Alternatively, you can run:</text:p>
      <text:p text:style-name="code">cd /opt/xcat/share/xcat/netboot/rh</text:p>
      <text:p text:style-name="code">./genimage –o rhels5.3 –p <text:span text:style-name="T4">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10">One new option named “<text:span text:style-name="T2">--permission</text:span>” is added for statelite mode, you can assign user-definable permission for <text:s/>“/.statelite” directory. The default permission is 755, for example:</text:p>
      <text:p text:style-name="P15">./genimage –o rhels5.3 –p <text:span text:style-name="T3">test1</text:span> –i eth0 –n mlx4_core,mlx4_en,igb,bnx2 –m statelite –permission 777</text:p>
      <text:p text:style-name="P10"/>
      <text:p text:style-name="Standard">This image that you have created can be used for stateless or statelite booting. <text:s/></text:p>
      <text:h text:style-name="P14" text:outline-level="2">Modify statelite image [only for Redhat]</text:h>
      <text:p text:style-name="P3"/>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text:soft-page-break/>You can do chroot to make changes or perform additional yum/zypper updates/install using the –installroot flag. <text:s/></text:p>
      <text:p text:style-name="Standard"/>
      <text:p text:style-name="Standard">For Red Hat it is necessary is to copy some passwd files and ssh settings from xCAT into the image. <text:span text:style-name="T9">Note, please don't run the following command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s/>Run liteimg &lt;os&gt;-&lt;arch&gt;-&lt;profile&gt;</text:h>
      <text:p text:style-name="Standard"/>
      <text:p text:style-name="Standard">The liteimg command will modify your statelite image (the image that genimage just created) by creating a series of links. <text:s/>Once you are satisfied your image contains what you want it to, run “liteimg &lt;os&gt;-&lt;arch&gt;-&lt;profile&gt;”. <text:s/>For example:</text:p>
      <text:p text:style-name="Standard"/>
      <text:p text:style-name="code">liteimg rhels5.3-x86_64-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s/>Set the boot state to “statelite”</text:h>
      <text:p text:style-name="Standard"/>
      <text:p text:style-name="Standard">You can now deploy the node:</text:p>
      <text:p text:style-name="Standard"/>
      <text:p text:style-name="code">nodeset &lt;noderange&gt; statelite=centos5.3-x86_64-test1</text:p>
      <text:p text:style-name="code"/>
      <text:p text:style-name="P4">Or just run:</text:p>
      <text:p text:style-name="code"/>
      <text:p text:style-name="code"><text:soft-page-break/>nodeset &lt;noderange&gt; statelite</text:p>
      <text:p text:style-name="Standard"/>
      <text:p text:style-name="Standard">This will create the necessary files in /tftpboot for the node to boot correctly.</text:p>
      <text:p text:style-name="Standard"/>
      <text:h text:style-name="Heading_20_2" text:outline-level="2"><text:s/>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4">Run the following command to boot up the nodes into statelite mode:</text:p>
      <text:p text:style-name="P4"/>
      <text:p text:style-name="code">rnetboot &lt;noderange&gt;</text:p>
      <text:p text:style-name="P4"/>
      <text:p text:style-name="P4">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4"/>
      <text:p text:style-name="Standard">You can then use rcons or wcons to watch the node boot up.</text:p>
      <text:h text:style-name="Heading_20_1" text:outline-level="1">New Commands</text:h>
      <text:p text:style-name="Standard"/>
      <text:p text:style-name="Standard">The following commands are in /opt/xcat/bin:</text:p>
      <text:p text:style-name="P5"/>
      <text:p text:style-name="Standard">litefile &lt;nodename&gt;</text:p>
      <text:p text:style-name="Standard"><text:soft-page-break/>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Debugging techniques</text:h>
      <text:p text:style-name="Standard"/>
      <text:list xml:id="list36516528" text:style-name="WW8Num4">
        <text:list-item>
          <text:p text:style-name="P12">When a node boots up in staelite mode, there is a script run called statelite that is in the root directory of $imgroot/etc/init.d/statelite. <text:s/>This script is not <text:soft-page-break/>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2">You can also set the machine to shell. <text:s/>Just add the word “shell” on the end of the pxeboot file of the node in the append line. This will make the init script in the initramfs pause 3 times before doing a switch_root.</text:p>
        </text:list-item>
        <text:list-item>
          <text:p text:style-name="P12">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3-05T17:41:16.50</dc:date>
    <meta:print-date>2010-01-27T18:01:00</meta:print-date>
    <meta:editing-cycles>31</meta:editing-cycles>
    <meta:editing-duration>PT35H28M28S</meta:editing-duration>
    <meta:document-statistic meta:table-count="0" meta:image-count="0" meta:object-count="0" meta:page-count="12" meta:paragraph-count="263" meta:word-count="2882" meta:character-count="19895"/>
    <meta:user-defined meta:name="Info 1"/>
    <meta:user-defined meta:name="Info 2"/>
    <meta:user-defined meta:name="Info 3"/>
    <meta:user-defined meta:name="Info 4"/>
  </office:meta>
</office:document-meta>
</file>